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7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75cm" fo:break-before="auto" style:use-optimal-row-height="true"/>
    </style:style>
    <style:style style:name="ro3" style:family="table-row">
      <style:table-row-properties style:row-height="5.299cm" fo:break-before="auto" style:use-optimal-row-height="true"/>
    </style:style>
    <style:style style:name="ro4" style:family="table-row">
      <style:table-row-properties style:row-height="2.475cm" fo:break-before="auto" style:use-optimal-row-height="true"/>
    </style:style>
    <style:style style:name="ro5" style:family="table-row">
      <style:table-row-properties style:row-height="2.074cm" fo:break-before="auto" style:use-optimal-row-height="true"/>
    </style:style>
    <style:style style:name="ro6" style:family="table-row">
      <style:table-row-properties style:row-height="3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add8e6" fo:wrap-option="wrap" fo:border="0.74pt solid #000000"/>
    </style:style>
    <style:style style:name="ce4" style:family="table-cell" style:parent-style-name="Default">
      <style:table-cell-properties fo:background-color="#add8e6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 fo:border="0.74pt solid #000000" style:vertical-align="top"/>
    </style:style>
    <style:style style:name="ce6" style:family="table-cell" style:parent-style-name="Default">
      <style:table-cell-properties fo:background-color="#87ceeb" style:text-align-source="fix" style:repeat-content="false" fo:wrap-option="wrap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4" table:default-cell-style-name="ce5"/>
        <table:table-row table:style-name="ro1">
          <table:table-cell table:style-name="ce1" office:value-type="string" calcext:value-type="string">
            <text:p>ПРОЕКТ: УМНЫЙ САМОКАТ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2"/>
          <table:table-cell table:style-name="ce6" office:value-type="string" calcext:value-type="string" table:number-columns-spanned="4" table:number-rows-spanned="1">
            <text:p>ЭТАПЫ</text:p>
          </table:table-cell>
          <table:covered-table-cell table:number-columns-repeated="3" table:style-name="ce2"/>
        </table:table-row>
        <table:table-row table:style-name="ro1">
          <table:table-cell table:style-name="ce3"/>
          <table:table-cell table:style-name="ce4" office:value-type="string" calcext:value-type="string">
            <text:p>Цель итерации</text:p>
          </table:table-cell>
          <table:table-cell table:style-name="ce4" office:value-type="string" calcext:value-type="string">
            <text:p>Планирование</text:p>
          </table:table-cell>
          <table:table-cell table:style-name="ce4" office:value-type="string" calcext:value-type="string">
            <text:p>Разработка</text:p>
          </table:table-cell>
          <table:table-cell table:style-name="ce4" office:value-type="string" calcext:value-type="string">
            <text:p>Тестирование</text:p>
          </table:table-cell>
          <table:table-cell table:style-name="ce4" office:value-type="string" calcext:value-type="string">
            <text:p>Внедрение</text:p>
          </table:table-cell>
        </table:table-row>
        <table:table-row table:style-name="ro2">
          <table:table-cell office:value-type="string" calcext:value-type="string">
            <text:p>0 итерация</text:p>
          </table:table-cell>
          <table:table-cell office:value-type="string" calcext:value-type="string">
            <text:p>Создание 3D модели электросамоката, получение инвестирования под проект</text:p>
          </table:table-cell>
          <table:table-cell office:value-type="string" calcext:value-type="string">
            <text:p>1. Изучение рынка, исследование микро- и макросреды, конкурентов, поставщиков.</text:p>
            <text:p>2. Формирование маркетинговой и бизнес концепции продукта.</text:p>
            <text:p>3. Оценка необходимых для реализации проекта, ресурсов, включая бюджет.</text:p>
          </table:table-cell>
          <table:table-cell office:value-type="string" calcext:value-type="string">
            <text:p>1. Уточнение и доработка концегции продукта, демонстрирующего его характеристики.</text:p>
            <text:p>2. Создание 3D виртуального прототипа продукта, демонстрирующего его характеристики.</text:p>
            <text:p>3. Подготовка бизнес-плана, презентационных материалов для встречи с инвестором.</text:p>
          </table:table-cell>
          <table:table-cell office:value-type="string" calcext:value-type="string">
            <text:p>Потребительское тестирование концепции</text:p>
            <text:p>+ уточнение бизнес-плана на основании этого тестирования</text:p>
          </table:table-cell>
          <table:table-cell office:value-type="string" calcext:value-type="string">
            <text:p>Презентация прототипа инвестору и согласование получения инвестиций под проект</text:p>
          </table:table-cell>
        </table:table-row>
        <table:table-row table:style-name="ro3">
          <table:table-cell office:value-type="string" calcext:value-type="string">
            <text:p>1 итерация</text:p>
          </table:table-cell>
          <table:table-cell office:value-type="string" calcext:value-type="string">
            <text:p>Создание MVP — электросамоката, работающего от солнечной батареи</text:p>
          </table:table-cell>
          <table:table-cell office:value-type="string" calcext:value-type="string">
            <text:p>1. Определение технических требований и задач, необходимых для создания MVP.</text:p>
            <text:p>2. Определение пуса поставщиков.</text:p>
            <text:p>3. Формирование команды исполнителей.</text:p>
            <text:p>4. Согласование с инвестором сроков и бюджета внедрения MVP.</text:p>
          </table:table-cell>
          <table:table-cell office:value-type="string" calcext:value-type="string">
            <text:p>1. Закупка пробной партии самокатов у поставщика А.</text:p>
            <text:p>2. Закупка пробной партии солнечных батарей у поставщика Б.</text:p>
            <text:p>3. Разработка системы электронной системы управления и питания самоката электроэнергией солнечной батареи.</text:p>
            <text:p>4. Оборудование пробной партии электродвигателями на солнечной энергии.</text:p>
            <text:p>5. Согласование с городом точек парковки самокатов.</text:p>
            <text:p>6. Разработка способа и системы оплаты за пользование самокатом.</text:p>
          </table:table-cell>
          <table:table-cell office:value-type="string" calcext:value-type="string">
            <text:p>Тестирование продукта (лабораторное и в городских условиях)</text:p>
            <text:p>Стабильность и время работы, безопасность, краш-тесты и т. д.</text:p>
          </table:table-cell>
          <table:table-cell office:value-type="string" calcext:value-type="string">
            <text:p>1. Приобретение и оборудование полной партии самокатов электродвигателями на солнечной батарее и системой оплаты пользования самокатом</text:p>
            <text:p>2. Оборудование в городе парковок для самокатов</text:p>
            <text:p>3. Запуск самокатов в прокат</text:p>
          </table:table-cell>
        </table:table-row>
        <table:table-row table:style-name="ro4">
          <table:table-cell office:value-type="string" calcext:value-type="string">
            <text:p>2 итерация</text:p>
          </table:table-cell>
          <table:table-cell office:value-type="string" calcext:value-type="string">
            <text:p>Добавление в самокат модуля GPS</text:p>
          </table:table-cell>
          <table:table-cell office:value-type="string" calcext:value-type="string">
            <text:p>1. Определение технических требований и задач, необходимых для добавления GPS.</text:p>
            <text:p>2. Согласование с инвестором сроков и бюджета внетрения модуля GPS.</text:p>
          </table:table-cell>
          <table:table-cell office:value-type="string" calcext:value-type="string">
            <text:p>1. Разработка программного обеспечения для работы GPS навигации (как на самих самокатах, так и для Центар Отслеживания Самокатов).</text:p>
            <text:p>2. Закупка доп. Оборудования для самокатов для внедрения GPS.</text:p>
          </table:table-cell>
          <table:table-cell office:value-type="string" calcext:value-type="string">
            <text:p>Тестироввание модуля GPS на стабильность, безопасность, совместимость с другими программами самоката</text:p>
            <text:p>1. лабораторное</text:p>
            <text:p>2. полевое</text:p>
          </table:table-cell>
          <table:table-cell office:value-type="string" calcext:value-type="string">
            <text:p>Оборудование модулем GPS всей партии самокатов</text:p>
          </table:table-cell>
        </table:table-row>
        <table:table-row table:style-name="ro5">
          <table:table-cell office:value-type="string" calcext:value-type="string">
            <text:p>3 итерация</text:p>
          </table:table-cell>
          <table:table-cell office:value-type="string" calcext:value-type="string">
            <text:p>Добавление в самокат модуля навигации</text:p>
          </table:table-cell>
          <table:table-cell office:value-type="string" calcext:value-type="string">
            <text:p>1. Определение технических требований и задач, необходимых для внедрения модуля навигации.</text:p>
            <text:p>2. Согласование с инвестором сроков и бюджета внедрения модуля навигации.</text:p>
          </table:table-cell>
          <table:table-cell office:value-type="string" calcext:value-type="string">
            <text:p>1. Разработка программного обеспечения для работы навигации (интеграция карт, алгоритмы поиска маршрутов).</text:p>
            <text:p>2. Закупка доп. оборудования для самокатов (экраны / планшеты).</text:p>
          </table:table-cell>
          <table:table-cell office:value-type="string" calcext:value-type="string">
            <text:p>Тестирование модуля навигации</text:p>
            <text:p>1. лабораторное</text:p>
            <text:p>2. полевое</text:p>
          </table:table-cell>
          <table:table-cell office:value-type="string" calcext:value-type="string">
            <text:p>Оборудование модулем навигации всей партии самокатов</text:p>
          </table:table-cell>
        </table:table-row>
        <table:table-row table:style-name="ro6">
          <table:table-cell office:value-type="string" calcext:value-type="string">
            <text:p>4 итерация</text:p>
          </table:table-cell>
          <table:table-cell office:value-type="string" calcext:value-type="string">
            <text:p>Добавление в самокат модуля активации пальцем</text:p>
          </table:table-cell>
          <table:table-cell office:value-type="string" calcext:value-type="string">
            <text:p>1. Определение технических требований и задач, необходимых для внедрения модуля сенсорной активации.</text:p>
            <text:p>2. Согласование с инвестором сроков и бюджета внедрения модуля сенсорной активации.</text:p>
          </table:table-cell>
          <table:table-cell office:value-type="string" calcext:value-type="string">
            <text:p>Разработка программного обеспечения:</text:p>
            <text:p>- мобильное приложение для регистрации пользователя и хранения его отпечатков пальцев;</text:p>
            <text:p>- программа для экрана самоката, идентифицирующая клиента по отпечатку;</text:p>
            <text:p>- разработка системы управления безопасностью хранимых данных клиента.</text:p>
          </table:table-cell>
          <table:table-cell office:value-type="string" calcext:value-type="string">
            <text:p>1. Тестирование приложения и механизм сенсорной активации</text:p>
            <text:p>2. Тестирование надежности хранения личных данных и отпечатков клиента</text:p>
          </table:table-cell>
          <table:table-cell office:value-type="string" calcext:value-type="string">
            <text:p>Оборудование модулем сенсорной активации всей пратии самокат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18:11:28.520000000</meta:creation-date>
    <dc:date>2023-04-08T18:45:05.987000000</dc:date>
    <meta:editing-duration>PT33M36S</meta:editing-duration>
    <meta:editing-cycles>6</meta:editing-cycles>
    <meta:generator>LibreOffice/7.5.1.2$Windows_X86_64 LibreOffice_project/fcbaee479e84c6cd81291587d2ee68cba099e129</meta:generator>
    <meta:document-statistic meta:table-count="1" meta:cell-count="37" meta:object-count="0"/>
  </office:meta>
</office:document-meta>
</file>